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875in" fo:margin-left="0.0146in" table:align="left"/>
    </style:style>
    <style:style style:name="Table2.A" style:family="table-column">
      <style:table-column-properties style:column-width="1.6667in"/>
    </style:style>
    <style:style style:name="Table2.C" style:family="table-column">
      <style:table-column-properties style:column-width="1.6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26fef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26fef" officeooo:paragraph-rsid="00126fef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26fef" style:font-size-asian="10.5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6fef" officeooo:paragraph-rsid="00126fef" style:font-size-asian="10.5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6fef" officeooo:paragraph-rsid="0012cd69" style:font-size-asian="10.5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6fef" officeooo:paragraph-rsid="001422c7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26fef" officeooo:paragraph-rsid="00126fef" style:font-size-asian="10.5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6fef" officeooo:paragraph-rsid="00126fef" style:font-size-asian="10.5pt" style:font-weight-asian="bold" style:font-name-complex="Times New Roman" style:font-size-complex="12pt" style:font-weight-complex="bold"/>
    </style:style>
    <style:style style:name="P9" style:family="paragraph" style:parent-style-name="Standard">
      <style:text-properties officeooo:rsid="00194865" officeooo:paragraph-rsid="00194865"/>
    </style:style>
    <style:style style:name="P10" style:family="paragraph" style:parent-style-name="Standard">
      <style:paragraph-properties fo:margin-top="0in" fo:margin-bottom="0.139in" style:contextual-spacing="true" fo:line-height="100%"/>
      <style:text-properties style:font-name="Times New Roman" fo:font-size="12pt" officeooo:paragraph-rsid="00126fef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.139in" style:contextual-spacing="true" fo:line-height="100%" fo:text-align="center" style:justify-single-word="false"/>
      <style:text-properties style:font-name="Times New Roman" fo:font-size="12pt" officeooo:paragraph-rsid="00126fef" style:font-size-asian="12pt" style:font-name-complex="Times New Roman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officeooo:paragraph-rsid="001422c7" style:font-size-asian="12pt" style:font-name-complex="Times New Roman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2pt" officeooo:rsid="00142e72" officeooo:paragraph-rsid="00142e72" style:font-size-asian="12pt" style:font-name-complex="Times New Roman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142e72" officeooo:paragraph-rsid="00142e72" style:font-size-asian="12pt" style:font-name-complex="Times New Roman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199fdc" officeooo:paragraph-rsid="00199fdc" style:font-size-asian="12pt" style:font-name-complex="Times New Roman" style:font-size-complex="12pt"/>
    </style:style>
    <style:style style:name="P17" style:family="paragraph" style:parent-style-name="Standard" style:master-page-name="Standard">
      <style:paragraph-properties fo:margin-top="0in" fo:margin-bottom="0.139in" style:contextual-spacing="true" fo:line-height="100%" style:page-number="auto"/>
      <style:text-properties style:font-name="Times New Roman" fo:font-size="14pt" officeooo:rsid="001ec0fb" officeooo:paragraph-rsid="001ec0fb" style:font-size-asian="14pt" style:font-name-complex="Times New Roman" style:font-size-complex="14pt"/>
    </style:style>
    <style:style style:name="P18" style:family="paragraph" style:parent-style-name="Standard">
      <style:text-properties officeooo:rsid="0022d600" officeooo:paragraph-rsid="0022d600"/>
    </style:style>
    <style:style style:name="P19" style:family="paragraph" style:parent-style-name="List_20_Paragraph" style:list-style-name="WW8Num8">
      <style:paragraph-properties fo:margin-left="0in" fo:margin-right="0in" fo:text-indent="0in" style:auto-text-indent="false"/>
      <style:text-properties style:font-name="Times New Roman" fo:font-size="12pt" officeooo:paragraph-rsid="0012cd69" style:font-size-asian="12pt" style:font-name-complex="Times New Roman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142e72" officeooo:paragraph-rsid="00210dfd" style:font-size-asian="12pt" style:font-name-complex="Times New Roman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210dfd" officeooo:paragraph-rsid="00210dfd" style:font-size-asian="12pt" style:font-name-complex="Times New Roman" style:font-size-complex="12pt"/>
    </style:style>
    <style:style style:name="T1" style:family="text">
      <style:text-properties officeooo:rsid="00142e72"/>
    </style:style>
    <style:style style:name="T2" style:family="text">
      <style:text-properties officeooo:rsid="00175099"/>
    </style:style>
    <style:style style:name="T3" style:family="text">
      <style:text-properties officeooo:rsid="0018394f"/>
    </style:style>
    <style:style style:name="T4" style:family="text">
      <style:text-properties officeooo:rsid="001de476"/>
    </style:style>
    <style:style style:name="T5" style:family="text">
      <style:text-properties officeooo:rsid="00209ae1"/>
    </style:style>
    <style:style style:name="T6" style:family="text">
      <style:text-properties officeooo:rsid="0020f818"/>
    </style:style>
    <style:style style:name="T7" style:family="text">
      <style:text-properties officeooo:rsid="00217f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opa Raz<text:span text:style-name="T5">van-Vlad</text:span></text:p>
      <text:p text:style-name="P10">23<text:span text:style-name="T6">5</text:span></text:p>
      <text:p text:style-name="P11">Limbaje Formale si Tehnici de Compilare – Laboratorul 1</text:p>
      <text:p text:style-name="P1">DEFINIREA LIMBAJULUI DE PROGRAMARE</text:p>
      <text:p text:style-name="P2"/>
      <text:p text:style-name="P2"/>
      <text:p text:style-name="P7">Alfabetul limbajului:</text:p>
      <text:p text:style-name="P4"><text:tab/>a. litere mari (A - Z) si mici (a - z) al alfabetului englez;</text:p>
      <text:p text:style-name="P4"><text:tab/>b. cifrele sistemului zecimal (0 - 9);</text:p>
      <text:p text:style-name="P4"/>
      <text:p text:style-name="P4"/>
      <text:list xml:id="list9142631126503421975" text:style-name="WW8Num8">
        <text:list-header>
          <text:p text:style-name="P19">Simboluri <text:s/>speciale pentru reprezentarea :</text:p>
          <text:p text:style-name="P19"><text:s text:c="6"/>Operatorilor : <text:s text:c="2"/>+ <text:s/>* <text:s text:c="2"/>- <text:s/>= <text:s/>&gt; <text:s/>&gt;= <text:s/>&lt;= <text:s/>/ <text:s/>== <text:s/>!= </text:p>
        </text:list-header>
      </text:list>
      <text:p text:style-name="P4"><text:s text:c="6"/>Cuvinte rezervate:</text:p>
      <text:p text:style-name="P4"><text:tab/>DECLARATION, END_DECLARATION, START_CODE, END_CODE, BOOL, CHAR, <text:tab/>INT, DOUBLE, READ, WRITE, FOR, WHILE, IF, END_IF, END_WHILE, END_FOR</text:p>
      <text:p text:style-name="P4"><text:tab/></text:p>
      <text:p text:style-name="P5"><text:s text:c="6"/>CONSTANTA := intreg | real<text:tab/></text:p>
      <text:p text:style-name="P5"><text:tab/>i<text:span text:style-name="T7">n</text:span>treg </text:p>
      <text:p text:style-name="P5"><text:tab/><text:tab/>intreg <text:tab/><text:tab/><text:tab/>:= intreg_fara_semn | ("+" | "-" ) intreg_fara_semn</text:p>
      <text:p text:style-name="P5"><text:tab/><text:tab/>intreg_fara_semn <text:tab/>:= "0"| "1"{cifra} | ..... | "9"{cifra}</text:p>
      <text:p text:style-name="P5"><text:tab/>real</text:p>
      <text:p text:style-name="P5"><text:tab/><text:tab/>real <text:tab/><text:tab/><text:tab/>:= "0""."{cifra} | "1"{cifra}.{cifra} | ...... | "9"{cifra}.{cifra}</text:p>
      <text:p text:style-name="P5"/>
      <text:p text:style-name="P4"/>
      <text:p text:style-name="P7">Sintaxa limbajului:</text:p>
      <text:p text:style-name="P4"/>
      <text:p text:style-name="P8">a) Reguli sintactice</text:p>
      <text:p text:style-name="P4"><text:tab/></text:p>
      <text:p text:style-name="P4"><text:tab/>program <text:s text:c="4"/><text:tab/>::= "DECLARATION <text:s/>" declist " END_DECLARATION " <text:s/>"START_CODE" <text:tab/><text:tab/><text:tab/> <text:s text:c="4"/>stmtlist "END_CODE"</text:p>
      <text:p text:style-name="P4"><text:tab/>decllist <text:s text:c="2"/><text:tab/>::= declaration " ; "| declaration " ; " decllist</text:p>
      <text:p text:style-name="P4"><text:tab/>declaration <text:tab/>::= type<text:span text:style-name="T4">1</text:span> " IDENTIFIER " <text:span text:style-name="T4">| arraydecl </text:span></text:p>
      <text:p text:style-name="P4"><text:tab/>type<text:span text:style-name="T4">1</text:span><text:tab/> <text:s text:c="3"/><text:tab/>::= " BOOL " | " CHAR " | <text:s/>" INT " | " DOUBLE "</text:p>
      <text:p text:style-name="P4"><text:tab/>arraydecl <text:s text:c="2"/><text:tab/>::= type1 <text:span text:style-name="T4">IDENTIFIER </text:span>" [ " nr " ] " </text:p>
      <text:p text:style-name="P4"><text:tab/>stmtlist <text:s text:c="3"/><text:tab/>::= stmt " ; "| stmt " ; " stmtlist</text:p>
      <text:p text:style-name="P4"><text:tab/>stmt <text:s text:c="7"/><text:tab/>::= simplstmt | structstmt</text:p>
      <text:p text:style-name="P4"><text:tab/>simplstmt <text:s text:c="2"/><text:tab/>::= assignstmt " ; "| iostmt " ; "</text:p>
      <text:p text:style-name="P4"><text:tab/>assignstmt <text:s/><text:tab/>::= IDENTIFIER " = " expression | IDENTIFIER " = " CONSTANTA</text:p>
      <text:p text:style-name="P4"><text:tab/>expression <text:s/><text:tab/>::= expression " + " term | expression " - " term | term</text:p>
      <text:p text:style-name="P4"><text:tab/>term <text:s text:c="7"/><text:tab/>::= term " * " factor | term " / " factor | factor</text:p>
      <text:p text:style-name="P4"><text:tab/>factor <text:s text:c="5"/><text:tab/>::= " ( " expression " ) " | IDENTIFIER</text:p>
      <text:p text:style-name="P4"><text:tab/>iostmt <text:s text:c="5"/><text:tab/>::= "READ " " ( " IDENTIFIER " ) " | " WRITE " " ( " IDENTIFIER " ) "</text:p>
      <text:p text:style-name="P4"><text:tab/>structstmt <text:s/><text:tab/>::= cmpdstmt | ifstmt | whilestmt</text:p>
      <text:p text:style-name="P4"><text:tab/>ifstmt <text:s text:c="5"/><text:tab/>::= "IF" condition "THEN" stmtlist ["ELSE" stmtlist] "END_IF"</text:p>
      <text:p text:style-name="P4"><text:tab/>whilestmt <text:s text:c="2"/><text:tab/>::= "WHILE" condition "DO" stmtlist "END_WHILE"</text:p>
      <text:p text:style-name="P4"><text:tab/>forstmt<text:tab/> <text:s text:c="3"/><text:tab/>::= "FOR" assignstmt ";" condition ";" assigstmt <text:span text:style-name="T3">DO</text:span> stmtlist "END_FOR" <text:s/></text:p>
      <text:p text:style-name="P4"><text:tab/>condition <text:s text:c="2"/><text:tab/>::= expression RELATION expression</text:p>
      <text:p text:style-name="P3"/>
      <text:p text:style-name="P4"/>
      <text:p text:style-name="P4"><text:soft-page-break/></text:p>
      <text:p text:style-name="P4"/>
      <text:p text:style-name="P8">b) Reguli lexicale</text:p>
      <text:p text:style-name="P4"/>
      <text:p text:style-name="P4"><text:tab/>IDENTIFIER ::= letter{letter | digit}</text:p>
      <text:p text:style-name="P4"><text:tab/>letter ::= "A" | "B" | . ..| "Z" | "a" |......| "z"</text:p>
      <text:p text:style-name="P4"><text:tab/>cifra ::= "0" | "1" |...| "9"</text:p>
      <text:p text:style-name="P4"><text:tab/>RELATION ::= "&lt;" | "&lt;=" | "==" | "!<text:span text:style-name="T2">=</text:span>" | "&gt;=" | "&gt;"</text:p>
      <text:p text:style-name="P4"/>
      <text:p text:style-name="P4"/>
      <text:p text:style-name="P9">CODIFICARE: </text:p>
      <text:p text:style-name="P18"/>
      <table:table table:name="Table2" table:style-name="Table2">
        <table:table-column table:style-name="Table2.A" table:number-columns-repeated="2"/>
        <table:table-column table:style-name="Table2.C" table:number-columns-repeated="2"/>
        <table:table-row>
          <table:table-cell table:style-name="Table2.A1" office:value-type="string">
            <text:p text:style-name="P12">Tip atom</text:p>
          </table:table-cell>
          <table:table-cell table:style-name="Table2.A1" office:value-type="string">
            <text:p text:style-name="P12">Cod</text:p>
          </table:table-cell>
          <table:table-cell table:style-name="Table2.A1" office:value-type="string">
            <text:p text:style-name="P12">Tip atom</text:p>
          </table:table-cell>
          <table:table-cell table:style-name="Table2.D1" office:value-type="string">
            <text:p text:style-name="P12">Cod</text:p>
          </table:table-cell>
        </table:table-row>
        <table:table-row>
          <table:table-cell table:style-name="Table2.A2" office:value-type="string">
            <text:p text:style-name="P15">idenificator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3">==</text:p>
          </table:table-cell>
          <table:table-cell table:style-name="Table2.D2" office:value-type="string">
            <text:p text:style-name="P15">18</text:p>
          </table:table-cell>
        </table:table-row>
        <table:table-row>
          <table:table-cell table:style-name="Table2.A2" office:value-type="string">
            <text:p text:style-name="P15">constanta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4">!<text:span text:style-name="T1">=</text:span></text:p>
          </table:table-cell>
          <table:table-cell table:style-name="Table2.D2" office:value-type="string">
            <text:p text:style-name="P15">19</text:p>
          </table:table-cell>
        </table:table-row>
        <table:table-row>
          <table:table-cell table:style-name="Table2.A2" office:value-type="string">
            <text:p text:style-name="P20">BOOL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(</text:p>
          </table:table-cell>
          <table:table-cell table:style-name="Table2.D2" office:value-type="string">
            <text:p text:style-name="P15">20</text:p>
          </table:table-cell>
        </table:table-row>
        <table:table-row>
          <table:table-cell table:style-name="Table2.A2" office:value-type="string">
            <text:p text:style-name="P21">CHAR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)</text:p>
          </table:table-cell>
          <table:table-cell table:style-name="Table2.D2" office:value-type="string">
            <text:p text:style-name="P15">21</text:p>
          </table:table-cell>
        </table:table-row>
        <table:table-row>
          <table:table-cell table:style-name="Table2.A2" office:value-type="string">
            <text:p text:style-name="P21">INT</text:p>
          </table:table-cell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4">;</text:p>
          </table:table-cell>
          <table:table-cell table:style-name="Table2.D2" office:value-type="string">
            <text:p text:style-name="P15">22</text:p>
          </table:table-cell>
        </table:table-row>
        <table:table-row>
          <table:table-cell table:style-name="Table2.A2" office:value-type="string">
            <text:p text:style-name="P21">DOUBLE</text:p>
          </table:table-cell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+</text:p>
          </table:table-cell>
          <table:table-cell table:style-name="Table2.D2" office:value-type="string">
            <text:p text:style-name="P15">23</text:p>
          </table:table-cell>
        </table:table-row>
        <table:table-row>
          <table:table-cell table:style-name="Table2.A2" office:value-type="string">
            <text:p text:style-name="P21">ARRAY</text:p>
          </table:table-cell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-</text:p>
          </table:table-cell>
          <table:table-cell table:style-name="Table2.D2" office:value-type="string">
            <text:p text:style-name="P15">24</text:p>
          </table:table-cell>
        </table:table-row>
        <table:table-row>
          <table:table-cell table:style-name="Table2.A2" office:value-type="string">
            <text:p text:style-name="P15">READ</text:p>
          </table:table-cell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14">*</text:p>
          </table:table-cell>
          <table:table-cell table:style-name="Table2.D2" office:value-type="string">
            <text:p text:style-name="P15">25</text:p>
          </table:table-cell>
        </table:table-row>
        <table:table-row>
          <table:table-cell table:style-name="Table2.A2" office:value-type="string">
            <text:p text:style-name="P15">WRITE</text:p>
          </table:table-cell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14">/</text:p>
          </table:table-cell>
          <table:table-cell table:style-name="Table2.D2" office:value-type="string">
            <text:p text:style-name="P15">26</text:p>
          </table:table-cell>
        </table:table-row>
        <table:table-row>
          <table:table-cell table:style-name="Table2.A2" office:value-type="string">
            <text:p text:style-name="P15">IF</text:p>
          </table:table-cell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5">&gt;</text:p>
          </table:table-cell>
          <table:table-cell table:style-name="Table2.D2" office:value-type="string">
            <text:p text:style-name="P15">27</text:p>
          </table:table-cell>
        </table:table-row>
        <table:table-row>
          <table:table-cell table:style-name="Table2.A2" office:value-type="string">
            <text:p text:style-name="P15">ELSE</text:p>
          </table:table-cell>
          <table:table-cell table:style-name="Table2.A2" office:value-type="string">
            <text:p text:style-name="P15">11</text:p>
          </table:table-cell>
          <table:table-cell table:style-name="Table2.A2" office:value-type="string">
            <text:p text:style-name="P15">&lt;</text:p>
          </table:table-cell>
          <table:table-cell table:style-name="Table2.D2" office:value-type="string">
            <text:p text:style-name="P15">28</text:p>
          </table:table-cell>
        </table:table-row>
        <table:table-row>
          <table:table-cell table:style-name="Table2.A2" office:value-type="string">
            <text:p text:style-name="P15">END_IF</text:p>
          </table:table-cell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15">&lt;=</text:p>
          </table:table-cell>
          <table:table-cell table:style-name="Table2.D2" office:value-type="string">
            <text:p text:style-name="P15">29</text:p>
          </table:table-cell>
        </table:table-row>
        <table:table-row>
          <table:table-cell table:style-name="Table2.A2" office:value-type="string">
            <text:p text:style-name="P15">WHILE</text:p>
          </table:table-cell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P15">&gt;=</text:p>
          </table:table-cell>
          <table:table-cell table:style-name="Table2.D2" office:value-type="string">
            <text:p text:style-name="P15">30</text:p>
          </table:table-cell>
        </table:table-row>
        <table:table-row>
          <table:table-cell table:style-name="Table2.A2" office:value-type="string">
            <text:p text:style-name="P15">DO</text:p>
          </table:table-cell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6">[</text:p>
          </table:table-cell>
          <table:table-cell table:style-name="Table2.D2" office:value-type="string">
            <text:p text:style-name="P15">31</text:p>
          </table:table-cell>
        </table:table-row>
        <table:table-row>
          <table:table-cell table:style-name="Table2.A2" office:value-type="string">
            <text:p text:style-name="P15">END_WHILE</text:p>
          </table:table-cell>
          <table:table-cell table:style-name="Table2.A2" office:value-type="string">
            <text:p text:style-name="P15">15</text:p>
          </table:table-cell>
          <table:table-cell table:style-name="Table2.A2" office:value-type="string">
            <text:p text:style-name="P16">]</text:p>
          </table:table-cell>
          <table:table-cell table:style-name="Table2.D2" office:value-type="string">
            <text:p text:style-name="P15">32</text:p>
          </table:table-cell>
        </table:table-row>
        <table:table-row>
          <table:table-cell table:style-name="Table2.A2" office:value-type="string">
            <text:p text:style-name="P15">FOR</text:p>
          </table:table-cell>
          <table:table-cell table:style-name="Table2.A2" office:value-type="string">
            <text:p text:style-name="P15">16</text:p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5">33</text:p>
          </table:table-cell>
        </table:table-row>
        <table:table-row>
          <table:table-cell table:style-name="Table2.A2" office:value-type="string">
            <text:p text:style-name="P15">END_FOR</text:p>
          </table:table-cell>
          <table:table-cell table:style-name="Table2.A2" office:value-type="string">
            <text:p text:style-name="P15">17</text:p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5">34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7z0" style:family="text">
      <style:text-properties style:font-name="Calibri" style:font-name-asian="Calibri" style:font-name-complex="Calibri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0:06:10.79</meta:creation-date>
    <dc:date>2013-11-04T12:40:15.821784348</dc:date>
    <meta:editing-duration>PT13H4M5S</meta:editing-duration>
    <meta:editing-cycles>20</meta:editing-cycles>
    <meta:generator>LibreOffice/4.1.2.3$Linux_x86 LibreOffice_project/410m0$Build-3</meta:generator>
    <dc:creator>Vlad </dc:creator>
    <meta:document-statistic meta:table-count="1" meta:image-count="0" meta:object-count="0" meta:page-count="2" meta:paragraph-count="115" meta:word-count="424" meta:character-count="2287" meta:non-whitespace-character-count="1807"/>
  </office:meta>
</office:document-meta>
</file>